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4.73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24">
            <text:p>24</text:p>
          </table:table-cell>
          <table:table-cell table:style-name="ce7" office:value-type="float" office:value="25.5">
            <text:p>25,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4.5">
            <text:p>14,5</text:p>
          </table:table-cell>
          <table:table-cell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</table:table-cell>
          <table:table-cell table:style-name="ce8" office:value-type="string">
            <text:p>14/03/2016: modelo de dominio (2 horas) </text:p>
            <text:p>16/03/2016: desarrollo (2,5 horas) </text:p>
            <text:p>21/03/2016: puesta en marcha y configuración servidor (1,5 horas) </text:p>
            <text:p>22/03/2016: puesta en marcha del servidor (3 horas) </text:p>
            <text:p>23/03/2016: puesta en marcha del servidor (5 horas) </text:p>
            <text:p>24/03/2016: puesta en marcha del servidor (2 horas) </text:p>
            <text:p>25/03/2016: gestión scrum (1 horas) y documentación (1.5 horas) </text:p>
            <text:p>26/03/2016: configuración servidor (2,5 horas) </text:p>
            <text:p>28/03/2016: desarrollo (1,5 horas) arquitectura (1,5 horas) </text:p>
            <text:p>30/03/2016: desarrollo (1 horas) 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8" office:value-type="string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38.5">
            <text:p>38,5</text:p>
          </table:table-cell>
          <table:table-cell table:style-name="ce6" table:formula="of:=SUM([.C4];[.C7];[.C10];[.C13];[.C16];[.C19])" office:value-type="float" office:value="33.5">
            <text:p>33,5</text:p>
          </table:table-cell>
          <table:table-cell table:style-name="ce6" table:formula="of:=SUM([.D4];[.D7];[.D10];[.D13];[.D16];[.D19])" office:value-type="float" office:value="48.5">
            <text:p>48,5</text:p>
          </table:table-cell>
          <table:table-cell table:style-name="ce6" table:formula="of:=SUM([.E4];[.E7];[.E10];[.E13];[.E16];[.E19])" office:value-type="float" office:value="22">
            <text:p>22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/04/2016</text:date>, <text:time>18:03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4-08T18:03:23.81</dc:date>
    <meta:editing-cycles>29</meta:editing-cycles>
    <meta:editing-duration>PT00H31M54S</meta:editing-duration>
    <meta:document-statistic meta:table-count="2" meta:cell-count="105" meta:object-count="0"/>
  </office:meta>
</office:document-meta>
</file>